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2377">
            <text:p>￥12,37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3">
            <text:p>7月3日</text:p>
          </table:table-cell>
          <table:table-cell table:style-name="ce7" office:value-type="currency" office:currency="JPY" office:value="393">
            <text:p>￥393</text:p>
          </table:table-cell>
          <table:table-cell table:style-name="ce12" office:value-type="string">
            <text:p>野菜汁,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7" office:value-type="currency" office:currency="JPY" office:value="170">
            <text:p>￥170</text:p>
          </table:table-cell>
          <table:table-cell table:style-name="ce12" office:value-type="string">
            <text:p>ｵﾚﾝｼﾞ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4">
            <text:p>7月4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菓子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5">
            <text:p>7月5日</text:p>
          </table:table-cell>
          <table:table-cell table:style-name="ce8" office:value-type="currency" office:currency="JPY" office:value="403">
            <text:p>￥403</text:p>
          </table:table-cell>
          <table:table-cell table:style-name="ce12" office:value-type="string">
            <text:p>ﾚﾓﾝﾃｨｰ,酎ハイ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6">
            <text:p>7月6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冷やし中華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7" office:value-type="currency" office:currency="JPY" office:value="95">
            <text:p>￥95</text:p>
          </table:table-cell>
          <table:table-cell table:style-name="ce12" office:value-type="string">
            <text:p>ｱｲｽｺｰﾋｰ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8">
            <text:p>7月8日</text:p>
          </table:table-cell>
          <table:table-cell table:style-name="ce8" office:value-type="currency" office:currency="JPY" office:value="827">
            <text:p>￥827</text:p>
          </table:table-cell>
          <table:table-cell table:style-name="ce12" office:value-type="string">
            <text:p>牛乳,ﾚﾓﾝﾃｨｰ,刺身,酎ハイ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野菜汁,ﾚﾓﾝﾃｨｰ,ｼﾙｱﾙ,刺身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09">
            <text:p>7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0">
            <text:p>7月10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酎ハイ,ﾖｰｸﾞﾙﾄ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1">
            <text:p>7月11日</text:p>
          </table:table-cell>
          <table:table-cell table:style-name="ce7" office:value-type="currency" office:currency="JPY" office:value="309">
            <text:p>￥309</text:p>
          </table:table-cell>
          <table:table-cell table:style-name="ce12" office:value-type="string">
            <text:p>ﾎﾟｶﾘｽｴｯﾄ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2">
            <text:p>7月12日</text:p>
          </table:table-cell>
          <table:table-cell table:style-name="ce8" office:value-type="currency" office:currency="JPY" office:value="328">
            <text:p>￥328</text:p>
          </table:table-cell>
          <table:table-cell table:style-name="ce12" office:value-type="string">
            <text:p>海鮮巻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6">
            <text:p>7月16日</text:p>
          </table:table-cell>
          <table:table-cell table:style-name="ce7" office:value-type="currency" office:currency="JPY" office:value="350">
            <text:p>￥350</text:p>
          </table:table-cell>
          <table:table-cell table:style-name="ce12" office:value-type="string">
            <text:p>牛乳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8" office:value-type="currency" office:currency="JPY" office:value="465">
            <text:p>￥465</text:p>
          </table:table-cell>
          <table:table-cell table:style-name="ce12" office:value-type="string">
            <text:p>ﾖｰｸﾞﾙﾄ,野菜汁,ﾚﾓﾝﾃｨ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7-17">
            <text:p>7月1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8">
            <text:p>7月1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爽健美茶,麦茶,16茶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19">
            <text:p>7月19日</text:p>
          </table:table-cell>
          <table:table-cell table:style-name="ce8" office:value-type="currency" office:currency="JPY" office:value="362">
            <text:p>￥362</text:p>
          </table:table-cell>
          <table:table-cell table:style-name="ce12" office:value-type="string">
            <text:p>ﾚﾓﾝﾃｨｰ,ﾔｸﾙﾄ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0">
            <text:p>7月20日</text:p>
          </table:table-cell>
          <table:table-cell table:style-name="ce7" office:value-type="currency" office:currency="JPY" office:value="937">
            <text:p>￥937</text:p>
          </table:table-cell>
          <table:table-cell table:style-name="ce12" office:value-type="string">
            <text:p>菓子,ｼﾘｱﾙ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1">
            <text:p>7月21日</text:p>
          </table:table-cell>
          <table:table-cell table:style-name="ce8" office:value-type="currency" office:currency="JPY" office:value="1406">
            <text:p>￥1,406</text:p>
          </table:table-cell>
          <table:table-cell table:style-name="ce12" office:value-type="string">
            <text:p>菓子,野菜汁,ﾚﾓﾝﾃｨｰ酎ハイ,ｻｰﾓﾝにぎり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7-22">
            <text:p>7月22日</text:p>
          </table:table-cell>
          <table:table-cell table:style-name="ce7" office:value-type="currency" office:currency="JPY" office:value="606">
            <text:p>￥606</text:p>
          </table:table-cell>
          <table:table-cell table:style-name="ce12" office:value-type="string">
            <text:p>にぎり寿司,牛乳,酎ハイ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3">
            <text:p>7月2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3" office:value-type="date" office:date-value="2018-07-23">
            <text:p>7月23日</text:p>
          </table:table-cell>
          <table:table-cell table:style-name="ce8" office:value-type="currency" office:currency="JPY" office:value="415">
            <text:p>￥415</text:p>
          </table:table-cell>
          <table:table-cell table:style-name="ce12" office:value-type="string">
            <text:p>ﾚﾓﾝﾃｨｰ,ﾎﾟｶﾘ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018/07/23</text:date>, <text:time>19:4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23T19:41:17</dc:date>
    <dc:creator>鈴木 豊樹</dc:creator>
    <meta:editing-duration>P1DT6H9M11S</meta:editing-duration>
    <meta:editing-cycles>146</meta:editing-cycles>
    <meta:generator>OpenOffice/4.1.5$Unix OpenOffice.org_project/415m1$Build-9789</meta:generator>
    <meta:document-statistic meta:table-count="7" meta:cell-count="873" meta:object-count="0"/>
  </office:meta>
</office:document-meta>
</file>